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5997d" officeooo:paragraph-rsid="0015997d"/>
    </style:style>
    <style:style style:name="P2" style:family="paragraph" style:parent-style-name="Table_20_Contents">
      <style:paragraph-properties fo:text-align="center" style:justify-single-word="false"/>
      <style:text-properties officeooo:rsid="0015997d" officeooo:paragraph-rsid="0015997d"/>
    </style:style>
    <style:style style:name="P3" style:family="paragraph" style:parent-style-name="Table_20_Contents">
      <style:text-properties fo:font-weight="bold" officeooo:rsid="0015997d" officeooo:paragraph-rsid="0015997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">LLENGUATGE</text:p>
          </table:table-cell>
          <table:table-cell table:style-name="Table1.A1" office:value-type="string">
            <text:p text:style-name="P2">JavaScript</text:p>
          </table:table-cell>
          <table:table-cell table:style-name="Table1.A1" office:value-type="string">
            <text:p text:style-name="P2">HTML/CSS</text:p>
          </table:table-cell>
          <table:table-cell table:style-name="Table1.D1" office:value-type="string">
            <text:p text:style-name="P2">SQL</text:p>
          </table:table-cell>
        </table:table-row>
        <table:table-row>
          <table:table-cell table:style-name="Table1.A2" office:value-type="string">
            <text:p text:style-name="P3">DESCRIPCIÓ BREU</text:p>
          </table:table-cell>
          <table:table-cell table:style-name="Table1.A2" office:value-type="string">
            <text:p text:style-name="P1">És un llenguatge script basat en objectes, és conegut sobretot pel seu ús en pàgines web.</text:p>
            <text:p text:style-name="P1"/>
            <text:p text:style-name="P1">Malgrat que pel nom no ho puga semblar “JavaScript” no deriva del “Java”, pero igualment els dos compartixen una sintaxi similar inspirada per “C”.</text:p>
          </table:table-cell>
          <table:table-cell table:style-name="Table1.A2" office:value-type="string">
            <text:p text:style-name="P1"><text:span text:style-name="T1">HTML</text:span>→és un llenguatge de marcatge, dissenyat per estructurar textos i relacionar-los en forma d’hipertxt.</text:p>
            <text:p text:style-name="P1"><text:span text:style-name="T1">CSS→</text:span> és un llenguatge de fulls d’estils utilitzat per descriure la semàntica de presentació d’un document escrit en un llenguatge de marques.</text:p>
          </table:table-cell>
          <table:table-cell table:style-name="Table1.D2" office:value-type="string">
            <text:p text:style-name="P1">És un llenguatge estàndard de comunicació amb bases de dades relacionals, és a dir un llenguatge normalitzat que permet treballar amb la majoria de bases de dades relacionals.</text:p>
            <text:p text:style-name="P1">La principal característica d’aquest llenguatge és la seua simplicitat.</text:p>
          </table:table-cell>
        </table:table-row>
        <table:table-row>
          <table:table-cell table:style-name="Table1.A2" office:value-type="string">
            <text:p text:style-name="P3">NIVELL D’ABSTRACCIÓ</text:p>
          </table:table-cell>
          <table:table-cell table:style-name="Table1.A2" office:value-type="string">
            <text:p text:style-name="P1">Te un alt nivell d’abstracció.</text:p>
          </table:table-cell>
          <table:table-cell table:style-name="Table1.A2" office:value-type="string">
            <text:p text:style-name="P1">Te un alt nivell d’abstracció.</text:p>
          </table:table-cell>
          <table:table-cell table:style-name="Table1.D2" office:value-type="string">
            <text:p text:style-name="P1">Te un alt nivell d’abstracció.</text:p>
          </table:table-cell>
        </table:table-row>
        <table:table-row>
          <table:table-cell table:style-name="Table1.A2" office:value-type="string">
            <text:p text:style-name="P3">PROPÒSIT</text:p>
          </table:table-cell>
          <table:table-cell table:style-name="Table1.A2" office:value-type="string">
            <text:p text:style-name="P1">Es un llenguatge de propósit general.</text:p>
          </table:table-cell>
          <table:table-cell table:style-name="Table1.A2" office:value-type="string">
            <text:p text:style-name="P1">Es un llenguatge de propósit general.</text:p>
          </table:table-cell>
          <table:table-cell table:style-name="Table1.D2" office:value-type="string">
            <text:p text:style-name="P1">Es un llenguatge de propósit específic.</text:p>
          </table:table-cell>
        </table:table-row>
        <table:table-row>
          <table:table-cell table:style-name="Table1.A2" office:value-type="string">
            <text:p text:style-name="P3">GENERACIÓ</text:p>
          </table:table-cell>
          <table:table-cell table:style-name="Table1.A2" office:value-type="string">
            <text:p text:style-name="P1">Es de la 3GL .</text:p>
          </table:table-cell>
          <table:table-cell table:style-name="Table1.A2" office:value-type="string">
            <text:p text:style-name="P1">HTML conta en les seues propies generacions al ser un llenguatge de marques(actualment estan en la 5 generació)</text:p>
          </table:table-cell>
          <table:table-cell table:style-name="Table1.D2" office:value-type="string">
            <text:p text:style-name="P1">Es de la 4GL.</text:p>
          </table:table-cell>
        </table:table-row>
        <table:table-row>
          <table:table-cell table:style-name="Table1.A2" office:value-type="string">
            <text:p text:style-name="P3">COM S’EXECUTA</text:p>
          </table:table-cell>
          <table:table-cell table:style-name="Table1.A2" office:value-type="string">
            <text:p text:style-name="P1">S’executa de manera interpretada</text:p>
          </table:table-cell>
          <table:table-cell table:style-name="Table1.A2" office:value-type="string">
            <text:p text:style-name="P1">Al ser un llenguatge de marques no representa un programa sino uns datos, es a dir no es compila ni interpreta.</text:p>
          </table:table-cell>
          <table:table-cell table:style-name="Table1.D2" office:value-type="string">
            <text:p text:style-name="P1">S’executa de manera interpretada.</text:p>
          </table:table-cell>
        </table:table-row>
        <table:table-row>
          <table:table-cell table:style-name="Table1.A2" office:value-type="string">
            <text:p text:style-name="P3">COM ABORDA LA TASCA A EXECUTAR</text:p>
          </table:table-cell>
          <table:table-cell table:style-name="Table1.A2" office:value-type="string">
            <text:p text:style-name="P1">Pot abordar la tasca tant de manera declarativa com imperativa.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Aquest llenguatge abordar la tasca de manera declarativa.</text:p>
          </table:table-cell>
        </table:table-row>
        <table:table-row>
          <table:table-cell table:style-name="Table1.A2" office:value-type="string">
            <text:p text:style-name="P3">PARADIGMA DE PROGRAMACIÓ</text:p>
          </table:table-cell>
          <table:table-cell table:style-name="Table1.A2" office:value-type="string">
            <text:p text:style-name="P1">Pot utilitzar un paradigma tant declaratiu com imperatiu.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ON SOL </text:p>
            <text:p text:style-name="P3">UTILITZAR-SE</text:p>
          </table:table-cell>
          <table:table-cell table:style-name="Table1.A2" office:value-type="string">
            <text:p text:style-name="P1">Sol utilitzar-se sobretot a pàgines web, però també s’utilitza en altres aplicacions.</text:p>
          </table:table-cell>
          <table:table-cell table:style-name="Table1.A2" office:value-type="string">
            <text:p text:style-name="P1">Sol utilitzar-se per a fer pagines web (HTML)</text:p>
            <text:p text:style-name="P1">Mentres el CSS s’utilitza per a crear fulls d’estils.</text:p>
          </table:table-cell>
          <table:table-cell table:style-name="Table1.D2" office:value-type="string">
            <text:p text:style-name="P1">S’utilitza a bases de dade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09:05:31.466423047</meta:creation-date>
    <dc:date>2022-09-21T12:57:16.721267675</dc:date>
    <meta:editing-duration>PT3H51M49S</meta:editing-duration>
    <meta:editing-cycles>1</meta:editing-cycles>
    <meta:document-statistic meta:table-count="1" meta:image-count="0" meta:object-count="0" meta:page-count="1" meta:paragraph-count="38" meta:word-count="286" meta:character-count="1801" meta:non-whitespace-character-count="1552"/>
    <meta:generator>LibreOffice/7.4.1.2$Linux_X86_64 LibreOffice_project/3c58a8f3a960df8bc8fd77b461821e42c061c5f0</meta:generator>
  </office:meta>
</office:document-meta>
</file>